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eb6" officeooo:paragraph-rsid="0019de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mailio uses the SIP (session initialitation protocol) for session management.</text:p>
      <text:p text:style-name="P1">This session management is implemented in three Call Session Control Functions(CSCF):</text:p>
      <text:p text:style-name="P1">-the Proxy-CSCF</text:p>
      <text:p text:style-name="P1">-the Interrogating-CSCF</text:p>
      <text:p text:style-name="P1">-the Serving CSCF</text:p>
      <text:p text:style-name="P1"/>
      <text:p text:style-name="P1">These CSCFs interact with a number of different elements:</text:p>
      <text:p text:style-name="P1">-the Home Subscriber Server (HSS) for authentication</text:p>
      <text:p text:style-name="P1">-a Policy and Charging Rules Function (PCRF) for network authorization and </text:p>
      <text:p text:style-name="P1"><text:s/>policy control</text:p>
      <text:p text:style-name="P1">-an Online Charging Server (OCS)</text:p>
      <text:p text:style-name="P1">-an Offline Charging Server (OFCS) for charging</text:p>
      <text:p text:style-name="P1"/>
      <text:p text:style-name="P1">These interactions are facilitated by the Diameter protocol; Diameter is a flexible</text:p>
      <text:p text:style-name="P1">protocol based on Attribute Value Pairs (AVP) - applications ranging from authentication,</text:p>
      <text:p text:style-name="P1">authorization and charging can be built by extending the base protoc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08:55:23.129691111</meta:creation-date>
    <dc:date>2020-07-25T08:56:02.045218873</dc:date>
    <meta:editing-duration>PT39S</meta:editing-duration>
    <meta:editing-cycles>1</meta:editing-cycles>
    <meta:document-statistic meta:table-count="0" meta:image-count="0" meta:object-count="0" meta:page-count="1" meta:paragraph-count="14" meta:word-count="104" meta:character-count="740" meta:non-whitespace-character-count="648"/>
    <meta:generator>LibreOffice/6.0.7.3$Linux_X86_64 LibreOffice_project/00m0$Build-3</meta:generator>
  </office:meta>
</office:document-meta>
</file>